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C80000006E0372618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Text_20_body">
      <style:paragraph-properties fo:margin-left="0.019cm" fo:margin-right="1.445cm" fo:margin-top="0.494cm" fo:margin-bottom="0cm" style:contextual-spacing="false" fo:line-height="121%" fo:text-indent="0.002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left="0.019cm" fo:margin-right="1.445cm" fo:margin-top="0.494cm" fo:margin-bottom="0cm" style:contextual-spacing="false" fo:line-height="121%" fo:text-indent="0.002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3pt" fo:font-style="normal" style:text-underline-style="none" fo:font-weight="normal" style:text-blinking="false" fo:background-color="transparent" style:font-size-asian="13pt" style:font-size-complex="13pt"/>
    </style:style>
    <style:style style:name="P3" style:family="paragraph" style:parent-style-name="Text_20_body">
      <style:paragraph-properties fo:margin-left="0.03cm" fo:margin-right="3.179cm" fo:margin-top="0.997cm" fo:margin-bottom="0cm" style:contextual-spacing="false" fo:line-height="121%" fo:text-indent="0.007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3pt" fo:font-style="normal" style:text-underline-style="none" fo:font-weight="normal" style:text-blinking="false" fo:background-color="transparent" style:font-size-asian="13pt" style:font-size-complex="13pt"/>
    </style:style>
    <style:style style:name="P4" style:family="paragraph" style:parent-style-name="Text_20_body">
      <style:paragraph-properties fo:margin-left="0.034cm" fo:margin-right="1.849cm" fo:margin-top="0.489cm" fo:margin-bottom="0cm" style:contextual-spacing="false" fo:line-height="121%" fo:text-indent="0.004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3pt" fo:font-style="normal" style:text-underline-style="none" fo:font-weight="normal" style:text-blinking="false" fo:background-color="transparent" style:font-size-asian="13pt" style:font-size-complex="13pt"/>
    </style:style>
    <style:style style:name="P5" style:family="paragraph" style:parent-style-name="Text_20_body">
      <style:paragraph-properties fo:margin-left="0.021cm" fo:margin-right="1.408cm" fo:margin-top="0.487cm" fo:margin-bottom="0cm" style:contextual-spacing="false" fo:line-height="121%" fo:text-indent="0.016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3pt" fo:font-style="normal" style:text-underline-style="none" fo:font-weight="normal" style:text-blinking="false" fo:background-color="transparent" style:font-size-asian="13pt" style:font-size-complex="13pt"/>
    </style:style>
    <style:style style:name="T1" style:family="text">
      <style:text-properties officeooo:rsid="00213b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itle">Creacion de Copias de Seguridad</text:p>
      <text:p text:style-name="P2"><text:bookmark text:name="docs-internal-guid-e108eeaa-7fff-1ae5-8cea-e1c6aedba795"/>¿De qué manera podríamos planificar y automatizar una copia de seguridad diaria de  un equipo de escritorio con sistema operativo Windows de una determinada empresa subiendo el contenido de las carpetas objetivo de la copia a un bucket de s3 llamado  por ejemplo “mybackupdamdaw-your_name_initials”? </text:p>
      <text:p text:style-name="P2"/>
      <text:p text:style-name="P3">Nuestro cliente desea un backup por ejemplo de tan sólo del contenido de  “%userprofile%\Documents” de su equipo Windows.</text:p>
      <text:p text:style-name="P3">Nota 1: La copia de seguridad sólo ha de subir al bucket los ficheros nuevos o modificados en la carpeta “%userprofile%\Documents” </text:p>
      <text:p text:style-name="P4">Nota 2: El cliente considera oportuno que las copias de seguridad mantengan elementos borrados en “%userprofile%\Documents” por si necesita recuperarlos </text:p>
      <text:p text:style-name="P5">Para conocer si la copia de seguridad se ha realizado correctamente crea un fichero  llamado “backup.log” que reciba información de si la copia diaria (indica fecha y hora),  se ha realizado correctamente y  con qué contenido.</text:p>
      <text:p text:style-name="Text_20_body"><text:line-break/><text:span text:style-name="T1">Primero creamos el bucket,<text:line-break/><text:line-break/></text:span><draw:frame draw:style-name="fr1" draw:name="Imagen1" text:anchor-type="char" svg:x="0.035cm" svg:y="1.849cm" svg:width="17cm" svg:height="1.528cm" draw:z-index="0"><draw:image xlink:href="Pictures/10000001000004C80000006E0372618F.png" xlink:type="simple" xlink:show="embed" xlink:actuate="onLoad" draw:mime-type="image/png"/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9T00:33:34.309269400</meta:creation-date>
    <dc:date>2026-02-19T01:17:44.839886200</dc:date>
    <meta:editing-duration>PT20M32S</meta:editing-duration>
    <meta:editing-cycles>3</meta:editing-cycles>
    <meta:generator>LibreOffice/25.8.3.2$Windows_X86_64 LibreOffice_project/8ca8d55c161d602844f5428fa4b58097424e324e</meta:generator>
    <meta:print-date>2026-02-19T01:10:48.597021100</meta:print-date>
    <meta:printed-by>Archivos PDF</meta:printed-by>
    <meta:document-statistic meta:table-count="0" meta:image-count="1" meta:object-count="0" meta:page-count="1" meta:paragraph-count="7" meta:word-count="148" meta:character-count="991" meta:non-whitespace-character-count="838"/>
  </office:meta>
</office:document-meta>
</file>